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5308a"/>
    </style:style>
    <style:style style:name="P2" style:family="paragraph" style:parent-style-name="Standard">
      <style:text-properties officeooo:paragraph-rsid="0005308a"/>
    </style:style>
    <style:style style:name="P3" style:family="paragraph" style:parent-style-name="Standard">
      <style:text-properties officeooo:paragraph-rsid="000886e2"/>
    </style:style>
    <style:style style:name="P4" style:family="paragraph" style:parent-style-name="Standard">
      <style:text-properties officeooo:paragraph-rsid="000a359f"/>
    </style:style>
    <style:style style:name="P5" style:family="paragraph" style:parent-style-name="Standard">
      <style:text-properties fo:font-weight="bold" officeooo:paragraph-rsid="0005308a" style:font-weight-asian="bold" style:font-weight-complex="bold"/>
    </style:style>
    <style:style style:name="P6" style:family="paragraph" style:parent-style-name="Standard">
      <style:text-properties fo:font-weight="bold" officeooo:paragraph-rsid="000886e2" style:font-weight-asian="bold" style:font-weight-complex="bold"/>
    </style:style>
    <style:style style:name="P7" style:family="paragraph" style:parent-style-name="Standard">
      <style:text-properties fo:font-weight="bold" officeooo:paragraph-rsid="000a359f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1. Qual das opções abaixo melhor descreve a definição (de uma maneira mais genérica): de um sistema?</text:p>
      <text:p text:style-name="P1"/>
      <text:p text:style-name="P1">a. É um conjunto de partes coordenadas que trabalham de maneira concorrente para realizar uma determinada tarefa. </text:p>
      <text:p text:style-name="P1">b. É um ciclo de tarefas, com atividades aleatórias que podem ou não ter utilidade. </text:p>
      <text:p text:style-name="P1">c. É a área da computação que auxilia a comunicação entre os computadores em uma rede mundial. d. São antenas que auxiliam a comunicação da rede sem fio.</text:p>
      <text:p text:style-name="P1"/>
      <text:p text:style-name="P5">2. Hardware é considerado a parte física do computador, cite quais dos itens abaixo contêm apenas hardware:</text:p>
      <text:p text:style-name="P1"/>
      <text:p text:style-name="P1">a. Placa de vídeo, Word, Drivers. </text:p>
      <text:p text:style-name="P1">b. Placa de vídeo, placa de rede, processador. </text:p>
      <text:p text:style-name="P1">c. Placa de vídeo, Office, Windows.</text:p>
      <text:p text:style-name="P1">d. Windows e Linux.</text:p>
      <text:p text:style-name="P1"/>
      <text:p text:style-name="P5">3. Os computadores podem ser classificados de diversas maneiras, dependendo da especificidade de construção, desta forma, marque a opção que não é uma classificação válida:</text:p>
      <text:p text:style-name="P1"/>
      <text:p text:style-name="P1">a. Mainframe </text:p>
      <text:p text:style-name="P1">b. Notebook </text:p>
      <text:p text:style-name="P1">c. Midrange</text:p>
      <text:p text:style-name="P1">d. Daileon</text:p>
      <text:p text:style-name="P1"/>
      <text:p text:style-name="P6">4. Sobre os componentes de um computador, é importante saber qual é a função de cada peça e suas características físicas. Existem componentes que são responsáveis por guardar os dados de maneira temporária e é muito veloz, comparado com memórias mecânicas (não voláteis); outros são responsáveis por processar os dados. Estamos falando respectivamente de quais componentes:</text:p>
      <text:p text:style-name="P3"/>
      <text:p text:style-name="P3">a. Memória RAM e Placa-mãe </text:p>
      <text:p text:style-name="P3">b. Placa de Vídeo e Processador </text:p>
      <text:p text:style-name="P3">c. Memória RAM e Processador</text:p>
      <text:p text:style-name="P3">d. HD e Memória Cache</text:p>
      <text:p text:style-name="P3"/>
      <text:p text:style-name="P6">5. As memórias são responsáveis por guardar dados e informações, marque a opção que contém apenas memória do tipo volátil:</text:p>
      <text:p text:style-name="P3"/>
      <text:p text:style-name="P3">a. Memória RAM, Cache e Registradores. </text:p>
      <text:p text:style-name="P3">b. Memória RAM, Pendrive e HD. </text:p>
      <text:p text:style-name="P3">c. Memória Cache, Registradores e HD.</text:p>
      <text:p text:style-name="P3">d. Memória Cache, Pendrive e HD.</text:p>
      <text:p text:style-name="P3"/>
      <text:p text:style-name="P6">6. A placa-mãe é um dos mais importantes componentes de um computador, pois é nele que se acopla todos as peças necessárias para o funcionamento do sistema de hardware. A placa-mãe pode ser off-board, ou on-board. Quais são os principais periféricos que vêm acoplados na placa-mãe?</text:p>
      <text:p text:style-name="P3"/>
      <text:p text:style-name="P3">a. Processador, Memória RAM e Placa de vídeo </text:p>
      <text:p text:style-name="P3">b. Processador, Memória Cache e Registradores </text:p>
      <text:p text:style-name="P3"><text:soft-page-break/>c. Placa de som, rede e vídeo</text:p>
      <text:p text:style-name="P3">d. Placa de som, HD e memória RAM.</text:p>
      <text:p text:style-name="P3"/>
      <text:p text:style-name="P7">7. As memórias possuem velocidade e custo diferenciados, assinale a opção que apresenta a relação da velocidade das memórias, de maneira decrescente, ou seja, da mais veloz para a menos veloz:</text:p>
      <text:p text:style-name="P4"/>
      <text:p text:style-name="P4">a. Registradores, cache, Secundária e Principal </text:p>
      <text:p text:style-name="P4">b. Registradores, cache, Principal e Secundária </text:p>
      <text:p text:style-name="P4">c. Secundária, Principal, Cache e Registradores</text:p>
      <text:p text:style-name="P4">d. Cache, Principal, Secundária e Registradores</text:p>
      <text:p text:style-name="P4"/>
      <text:p text:style-name="P7">8. Qual é o tipo de memória que vem dentro do processador:</text:p>
      <text:p text:style-name="P4"/>
      <text:p text:style-name="P4">a. Registradores e Memória RAM</text:p>
      <text:p text:style-name="P4">b. Memória RAM e HD </text:p>
      <text:p text:style-name="P4">c. Registradores e Memória Cache</text:p>
      <text:p text:style-name="P4">d. Memória Cache e Memória RAM</text:p>
      <text:p text:style-name="P4"/>
      <text:p text:style-name="P7">9. Os processadores possuem diversos modelos e velocidade, marque a opção que contém apenas modelos de processadores da Intel:</text:p>
      <text:p text:style-name="P4"/>
      <text:p text:style-name="P4">a. Pentium IV, Core 2 Duo, Athlon XP </text:p>
      <text:p text:style-name="P4">b. Pentium III, DualCore e Phenom </text:p>
      <text:p text:style-name="P4">c. Pentium II, i3 e i30</text:p>
      <text:p text:style-name="P4">d. I3, i5 e i7</text:p>
      <text:p text:style-name="P4"/>
      <text:p text:style-name="P7">10. A Intel lançou dois tipos de processadores, o DualCore (DC) e o Core 2 Duo (C2D), assinale o item que contém apenas vantagens do C2D com relação ao DC.</text:p>
      <text:p text:style-name="P4"/>
      <text:p text:style-name="P4">a. É mais veloz e possui um único núcleo físico e dois lógicos. </text:p>
      <text:p text:style-name="P4">b. É mais lento, mas possui um maior números núcleos físicos. </text:p>
      <text:p text:style-name="P4">c. Possui dois núcleos físicos e é mais veloz</text:p>
      <text:p text:style-name="P4">d. Não existe nenhuma vantagem, o DC é superior ao C2D.</text:p>
      <text:p text:style-name="P4"/>
      <text:p text:style-name="P7">11. Os processadores têm evoluído bastante com o passar dos anos, e tecnologias tem sido criadas para auxiliar o desempenho dos computadores. A Intel desenvolveu a tecnologia Turbo Boost, qual é a sua função:</text:p>
      <text:p text:style-name="P4"/>
      <text:p text:style-name="P4">a. Muda a frequência do processador sempre que necessário, para melhorar o processamento de dados. </text:p>
      <text:p text:style-name="P4">b. Libera gás de nitrogênio no processador sempre que é necessário uma melhor combustão, melhorando assim consideravelmente o processamento. </text:p>
      <text:p text:style-name="P4">c. É similar ao turbo dos carros, sempre que for feito alguma atividade que exija maior processamento, deve-se apartar este botão.</text:p>
      <text:p text:style-name="P4">d. Essa tecnologia não existe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19T14:09:26.423000000</meta:creation-date>
    <dc:date>2021-07-19T14:37:17.791000000</dc:date>
    <meta:editing-duration>PT19M59S</meta:editing-duration>
    <meta:editing-cycles>4</meta:editing-cycles>
    <meta:generator>LibreOffice/7.0.2.2$Windows_X86_64 LibreOffice_project/8349ace3c3162073abd90d81fd06dcfb6b36b994</meta:generator>
    <meta:document-statistic meta:table-count="0" meta:image-count="0" meta:object-count="0" meta:page-count="2" meta:paragraph-count="54" meta:word-count="647" meta:character-count="3864" meta:non-whitespace-character-count="3249"/>
  </office:meta>
</office:document-meta>
</file>